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6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1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stroke="none" draw:fill="none" fo:min-height="0.6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.5cm" svg:x="4.437cm" svg:y="6.956cm">
          <text:p text:style-name="P1"><text:span text:style-name="T1">Lis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1.5cm" svg:x="4.437cm" svg:y="10.156cm">
          <text:p text:style-name="P1"><text:span text:style-name="T1">Accumulate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937cm" svg:y1="8.456cm" svg:x2="5.937cm" svg:y2="10.156cm" draw:start-shape="id1" draw:start-glue-point="8" draw:end-shape="id2" draw:end-glue-point="4" svg:d="M5937 8456v1700" svg:viewBox="0 0 1 1701">
          <text:p text:style-name="P1"><text:span text:style-name="T2">Data incoming</text:span></text:p>
        </draw:connector>
        <draw:custom-shape draw:style-name="gr1" draw:text-style-name="P2" xml:id="id6" draw:id="id6" draw:layer="layout" svg:width="3cm" svg:height="1.5cm" svg:x="4.4cm" svg:y="19.6cm">
          <text:p text:style-name="P1"><text:span text:style-name="T1">Send</text:span></text:p>
          <text:p text:style-name="P1"><text:span text:style-name="T1">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cm -2.399cm" svg:x1="4.839cm" svg:y1="17.481cm" svg:x2="4.876cm" svg:y2="7.175cm" draw:start-shape="id3" draw:start-glue-point="7" draw:end-shape="id1" draw:end-glue-point="5" svg:d="M4839 17481c0 1081-3339 722-3339-5152 0-5873 3376-6234 3376-5154" svg:viewBox="0 0 3377 11267">
          <text:p/>
        </draw:connector>
        <draw:custom-shape draw:style-name="gr4" draw:text-style-name="P2" xml:id="id4" draw:id="id4" draw:layer="layout" svg:width="3.3cm" svg:height="1.5cm" svg:x="4.287cm" svg:y="13.4cm">
          <text:p text:style-name="P1"><text:span text:style-name="T1">Compute CR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937cm" svg:y1="11.656cm" svg:x2="5.937cm" svg:y2="13.4cm" draw:start-shape="id2" draw:start-glue-point="8" draw:end-shape="id4" draw:end-glue-point="4" svg:d="M5937 11656v1744" svg:viewBox="0 0 1 1745">
          <text:p text:style-name="P1"><text:span text:style-name="T2">Silence for more than x usec</text:span></text:p>
        </draw:connector>
        <draw:frame draw:style-name="gr5" draw:layer="layout" svg:width="6.209cm" svg:height="0.962cm" svg:x="1.891cm" svg:y="3.894cm">
          <draw:text-box>
            <text:p>Slave state machine</text:p>
          </draw:text-box>
        </draw:frame>
        <draw:connector draw:style-name="gr2" draw:text-style-name="P1" draw:layer="layout" draw:type="curve" draw:line-skew="0.936cm" svg:x1="7.587cm" svg:y1="14.15cm" svg:x2="7.437cm" svg:y2="7.706cm" draw:start-shape="id4" draw:start-glue-point="10" draw:end-shape="id1" draw:end-glue-point="10" svg:d="M7587 14150c2157 0 2232-6444-150-6444" svg:viewBox="0 0 1778 6445">
          <text:p text:style-name="P1"><text:span text:style-name="T2"><text:s text:c="21"/></text:span><text:span text:style-name="T2">Wrong CRC</text:span></text:p>
        </draw:connector>
        <draw:connector draw:style-name="gr3" draw:text-style-name="P1" draw:layer="layout" draw:type="line" svg:x1="6.9cm" svg:y1="5.606cm" svg:x2="5.937cm" svg:y2="6.956cm" draw:start-shape="id5" draw:start-glue-point="3" draw:end-shape="id1" draw:end-glue-point="4" svg:d="M6900 5606l-963 1350" svg:viewBox="0 0 964 1351">
          <text:p/>
        </draw:connector>
        <draw:frame draw:style-name="gr6" xml:id="id5" draw:id="id5" draw:layer="layout" svg:width="3.1cm" svg:height="1.3cm" svg:x="6.9cm" svg:y="4.956cm">
          <draw:text-box>
            <text:p>Start</text:p>
          </draw:text-box>
        </draw:frame>
        <draw:custom-shape draw:style-name="gr1" draw:text-style-name="P2" xml:id="id3" draw:id="id3" draw:layer="layout" svg:width="3cm" svg:height="1.5cm" svg:x="4.4cm" svg:y="16.2cm">
          <text:p text:style-name="P1"><text:span text:style-name="T1">Check </text:span></text:p>
          <text:p text:style-name="P1"><text:span text:style-name="T1">Slav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9cm" svg:y1="17.7cm" svg:x2="5.9cm" svg:y2="19.6cm" draw:start-shape="id3" draw:start-glue-point="8" draw:end-shape="id6" draw:end-glue-point="4" svg:d="M5900 17700v1900" svg:viewBox="0 0 1 1901">
          <text:p text:style-name="P1"><text:span text:style-name="T2">Our Slave ID</text:span></text:p>
        </draw:connector>
        <draw:connector draw:style-name="gr3" draw:text-style-name="P1" draw:layer="layout" draw:type="curve" draw:line-skew="2.66cm" svg:x1="7.4cm" svg:y1="20.35cm" svg:x2="6.998cm" svg:y2="7.175cm" draw:start-shape="id6" draw:start-glue-point="10" draw:end-shape="id1" draw:end-glue-point="11" svg:d="M7400 20350c4798 0 3999-6948 2699-10512s-3101-3743-3101-2663" svg:viewBox="0 0 4097 13757">
          <text:p/>
        </draw:connector>
        <draw:frame draw:style-name="gr7" draw:text-style-name="P1" draw:layer="layout" svg:width="2.123cm" svg:height="0.887cm" svg:x="1.377cm" svg:y="12.3cm">
          <draw:text-box>
            <text:p text:style-name="P1"><text:span text:style-name="T2">Wrong Slave ID</text:span></text:p>
          </draw:text-box>
        </draw:frame>
        <draw:connector draw:style-name="gr2" draw:text-style-name="P1" draw:layer="layout" draw:type="curve" draw:line-skew="0cm -5.039cm" svg:x1="4.876cm" svg:y1="11.437cm" svg:x2="4.876cm" svg:y2="10.375cm" draw:start-shape="id2" draw:start-glue-point="7" draw:end-shape="id2" draw:end-glue-point="5" svg:d="M4876 11437c0 1081-1976 722-1976-530 0-1251 1976-1612 1976-532" svg:viewBox="0 0 1977 2344">
          <text:p text:style-name="P1"><text:span text:style-name="T2">Data incoming <text:s text:c="16"/></text:span></text:p>
        </draw:connector>
        <draw:custom-shape draw:style-name="gr1" draw:text-style-name="P2" xml:id="id7" draw:id="id7" draw:layer="layout" svg:width="3cm" svg:height="1.5cm" svg:x="4.401cm" svg:y="16.201cm">
          <text:p text:style-name="P1"><text:span text:style-name="T1">Check </text:span></text:p>
          <text:p text:style-name="P1"><text:span text:style-name="T1">Slav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937cm" svg:y1="14.9cm" svg:x2="5.901cm" svg:y2="16.201cm" draw:start-shape="id4" draw:start-glue-point="8" draw:end-shape="id7" draw:end-glue-point="4" svg:d="M5937 14900l-36 1301" svg:viewBox="0 0 37 1302">
          <text:p text:style-name="P1"><text:span text:style-name="T2">CRC O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</meta:initial-creator>
    <meta:creation-date>2015-08-21T19:28:48.328203118</meta:creation-date>
    <dc:date>2015-08-21T21:02:04.092779363</dc:date>
    <dc:creator>Clément </dc:creator>
    <meta:editing-duration>PT1H41S</meta:editing-duration>
    <meta:editing-cycles>13</meta:editing-cycles>
    <meta:generator>LibreOffice/4.3.3.2$Linux_X86_64 LibreOffice_project/430m0$Build-2</meta:generator>
    <meta:document-statistic meta:object-count="18"/>
  </office:meta>
</office:document-meta>
</file>